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2" draw:id="id2" draw:layer="layout" svg:width="9.6cm" svg:height="2cm" svg:x="7cm" svg:y="3.4cm">
          <text:p text:style-name="P1">1,2,3</text:p>
        </draw:rect>
        <draw:frame draw:style-name="gr2" draw:layer="layout" svg:width="2.4cm" svg:height="0.962cm" svg:x="2.4cm" svg:y="4cm">
          <draw:text-box>
            <text:p>l1</text:p>
          </draw:text-box>
        </draw:frame>
        <draw:frame draw:style-name="gr2" xml:id="id1" draw:id="id1" draw:layer="layout" svg:width="2.4cm" svg:height="0.962cm" svg:x="2.4cm" svg:y="4cm">
          <draw:text-box>
            <text:p>l1</text:p>
          </draw:text-box>
        </draw:frame>
        <draw:frame draw:style-name="gr2" xml:id="id3" draw:id="id3" draw:layer="layout" svg:width="2.4cm" svg:height="0.962cm" svg:x="2.4cm" svg:y="6.6cm">
          <draw:text-box>
            <text:p>l3</text:p>
          </draw:text-box>
        </draw:frame>
        <draw:connector draw:style-name="gr3" draw:text-style-name="P1" draw:layer="layout" svg:x1="4.8cm" svg:y1="4.481cm" svg:x2="7cm" svg:y2="4.4cm" draw:start-shape="id1" draw:start-glue-point="1" draw:end-shape="id2" draw:end-glue-point="3" svg:d="M4800 4481h1100v-81h1100">
          <text:p/>
        </draw:connector>
        <draw:connector draw:style-name="gr4" draw:text-style-name="P1" draw:layer="layout" svg:x1="4.8cm" svg:y1="7.081cm" svg:x2="7cm" svg:y2="4.4cm" draw:start-shape="id3" draw:start-glue-point="1" draw:end-shape="id2" draw:end-glue-point="3" svg:d="M4800 7081h1100v-2681h110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5" draw:id="id5" draw:layer="layout" svg:width="9.6cm" svg:height="2cm" svg:x="7cm" svg:y="3.4cm">
          <text:p text:style-name="P1">1,2,3,100</text:p>
        </draw:rect>
        <draw:frame draw:style-name="gr2" draw:layer="layout" svg:width="2.4cm" svg:height="0.962cm" svg:x="2.4cm" svg:y="4cm">
          <draw:text-box>
            <text:p>l1</text:p>
          </draw:text-box>
        </draw:frame>
        <draw:frame draw:style-name="gr2" xml:id="id4" draw:id="id4" draw:layer="layout" svg:width="2.4cm" svg:height="0.962cm" svg:x="2.4cm" svg:y="4cm">
          <draw:text-box>
            <text:p>l1</text:p>
          </draw:text-box>
        </draw:frame>
        <draw:frame draw:style-name="gr2" xml:id="id6" draw:id="id6" draw:layer="layout" svg:width="2.4cm" svg:height="0.962cm" svg:x="2.4cm" svg:y="8.2cm">
          <draw:text-box>
            <text:p>l2</text:p>
          </draw:text-box>
        </draw:frame>
        <draw:connector draw:style-name="gr4" draw:text-style-name="P1" draw:layer="layout" svg:x1="4.8cm" svg:y1="4.481cm" svg:x2="7cm" svg:y2="4.4cm" draw:start-shape="id4" draw:start-glue-point="1" draw:end-shape="id5" draw:end-glue-point="3" svg:d="M4800 4481h1100v-81h1100">
          <text:p/>
        </draw:connector>
        <draw:connector draw:style-name="gr4" draw:text-style-name="P1" draw:layer="layout" svg:x1="4.8cm" svg:y1="8.681cm" svg:x2="6.918cm" svg:y2="8.667cm" draw:start-shape="id6" draw:start-glue-point="1" draw:end-shape="id7" draw:end-glue-point="3" svg:d="M4800 8681h1059v-14h1059">
          <text:p/>
        </draw:connector>
        <draw:rect draw:style-name="gr1" draw:text-style-name="P1" xml:id="id7" draw:id="id7" draw:layer="layout" svg:width="9.6cm" svg:height="2cm" svg:x="6.918cm" svg:y="7.667cm">
          <text:p text:style-name="P1">1,2,3</text:p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4:28:43</meta:creation-date>
    <meta:editing-duration>P2DT42M59S</meta:editing-duration>
    <meta:editing-cycles>12</meta:editing-cycles>
    <dc:date>2020-10-17T11:46:47</dc:date>
    <meta:generator>OpenOffice/4.1.7$Unix OpenOffice.org_project/417m1$Build-9800</meta:generator>
    <meta:document-statistic meta:object-count="38"/>
  </office:meta>
</office:document-meta>
</file>